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2.33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6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942-IRFS7530TRL7PP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office:value-type="string" calcext:value-type="string">
            <text:p>Was IRFS300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0-C0805C224K5</text:p>
          </table:table-cell>
          <table:table-cell office:value-type="string" calcext:value-type="string">
            <text:p>CAP 220n, 25V,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4,C10,C11,C12,C13,C14,C16,C17,C20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-VJ0805V225MXJTBC</text:p>
          </table:table-cell>
          <table:table-cell office:value-type="string" calcext:value-type="string">
            <text:p>CAP 2.2u, 16V,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C2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7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8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155R71C104KA88</text:p>
          </table:table-cell>
          <table:table-cell office:value-type="string" calcext:value-type="string">
            <text:p>CAP 100n, 16V, 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667-ERJ-3EKF3902V 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-00-00</text:date>, <text:time style:data-style-name="N2" text:time-value="10:32:43.13288088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0:39:52.274384634</dc:date>
    <meta:editing-duration>P0D</meta:editing-duration>
    <meta:editing-cycles>4</meta:editing-cycles>
    <meta:generator>LibreOffice/4.2.7.2$Linux_X86_64 LibreOffice_project/420m0$Build-2</meta:generator>
    <meta:document-statistic meta:table-count="1" meta:cell-count="211" meta:object-count="0"/>
  </office:meta>
</office:document-meta>
</file>